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4">
      <style:text-properties fo:language="ru" fo:country="RU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/>
    </style:style>
    <style:style style:name="P5" style:family="paragraph" style:parent-style-name="Standard" style:list-style-name="L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44900" text:style-name="L4">
        <text:list-item>
          <text:p text:style-name="P2">Общая архитектура — <text:span text:style-name="T1">MVVM</text:span></text:p>
          <text:p text:style-name="P2"><text:span text:style-name="T1"/></text:p>
        </text:list-item>
      </text:list>
      <text:p text:style-name="P1">Вся программа основана на паттерне проектирования <text:span text:style-name="T1">MVVM – </text:span>модель — модель представления — представления.</text:p>
      <text:p text:style-name="P1">Модель просто хранит сами данные и предоставляет к ним интерфейс.</text:p>
      <text:p text:style-name="P1">Представление умеет только отрисовывать различные виджеты.</text:p>
      <text:p text:style-name="P1">Работа же приложения связана с некоторой логикой. Например, фильтрация и сортировка результатов или переключение между режимами работы программы.</text:p>
      <text:p text:style-name="P1"><text:span text:style-name="T1"/></text:p>
      <text:p text:style-name="P1">2. Компоненты программы</text:p>
      <text:list xml:id="list36510748" text:style-name="L1">
        <text:list-header>
          <text:p text:style-name="P4"><text:span text:style-name="T2">2.1 <text:s/>поиск книг</text:span></text:p>
          <text:list>
            <text:list-item>
              <text:list>
                <text:list-header>
                  <text:p text:style-name="P4"><text:span text:style-name="T2">описание модели, парсера</text:span></text:p>
                </text:list-header>
              </text:list>
            </text:list-item>
          </text:list>
        </text:list-header>
      </text:list>
      <text:p text:style-name="P3"><text:span text:style-name="T2"><text:tab/><text:tab/>отображение, </text:span></text:p>
      <text:p text:style-name="P3"><text:span text:style-name="T2"><text:tab/><text:tab/>логика для </text:span>View —<text:span text:style-name="T2"> сортировка, группировка, фильтрация</text:span></text:p>
      <text:p text:style-name="P3"><text:span text:style-name="T2"><text:tab/><text:tab/>отступление - многопоточность</text:span></text:p>
      <text:p text:style-name="P3"><text:span text:style-name="T2"/></text:p>
      <text:list xml:id="list36579064" text:style-name="L3">
        <text:list-item>
          <text:list>
            <text:list-item>
              <text:p text:style-name="P5"><text:span text:style-name="T2">библиотека</text:span></text:p>
              <text:list>
                <text:list-header>
                  <text:p text:style-name="P5"><text:span text:style-name="T2">модель та же, парсер и </text:span>writer <text:span text:style-name="T2">те же, что и для 1 части </text:span></text:p>
                </text:list-header>
              </text:list>
            </text:list-item>
          </text:list>
        </text:list-item>
      </text:list>
      <text:list xml:id="list37304539" text:continue-list="list36510748" text:style-name="L1">
        <text:list-header>
          <text:p text:style-name="P4"><text:span text:style-name="T2"/></text:p>
          <text:p text:style-name="P4"><text:span text:style-name="T2">2.3 просмотр каталогов - </text:span></text:p>
        </text:list-header>
      </text:list>
      <text:p text:style-name="P1"><text:tab/><text:tab/>модель для каталогов</text:p>
      <text:p text:style-name="P1"><text:tab/><text:tab/><text:span text:style-name="T1">catalog manager</text:span></text:p>
      <text:p text:style-name="P1"><text:span text:style-name="T1"><text:tab/> <text:s text:c="10"/></text:span>каталоги <text:span text:style-name="T1">new </text:span>и <text:span text:style-name="T1">popular</text:span></text:p>
      <text:p text:style-name="P1"/>
      <text:p text:style-name="P1">Организация работы со многими серверами:</text:p>
      <text:p text:style-name="P1"><text:tab/>работа с каждым сервером осуществляется в отдельном потоке.</text:p>
      <text:p text:style-name="P1"><text:tab/>Для это есть класс <text:span text:style-name="T1">DownloaderThread, </text:span>инкапсулирующий объект <text:span text:style-name="T1">QHttp <text:s/></text:span>и имеющий простой интерфейс — начать закачку, остановить закачку. Эти методы реализованы в классе, но они защищенные. Так же есть виртуальные методы в которых осуществляется обработка полученных данных, ее определяют наследники класса. Они нужны для извлечения данных из файла и заполнения модели. </text:p>
      <text:p text:style-name="P1">Каждый поток, обработав полученные данные, посылает сигнал. Его ловит соответствующий <text:span text:style-name="T1">manager – </text:span>и пополняет свои данные.</text:p>
      <text:p text:style-name="P1"><text:s/></text:p>
      <text:p text:style-name="P3">BookDownloader <text:span text:style-name="T2">осуществляет закачку книг по запросу.</text:span></text:p>
      <text:p text:style-name="P3"><text:span text:style-name="T2"/></text:p>
      <text:p text:style-name="P1">у этого класса есть только закрытые методы. Те, кто наследует <text:span text:style-name="T1">DownloaderThread <text:s/>- </text:span>переопределяют методы для</text:p>
      <text:p text:style-name="P1"/>
      <text:p text:style-name="P1"/>
      <text:p text:style-name="P1">Для каждого из режимов есть свой <text:span text:style-name="T1">Manager – </text:span>он то и содержит в себе данные. Инициализирует потоки, собирает из них результаты, оповещает <text:span text:style-name="T1">ViewModel </text:span>как только модель меняет свое состоя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5M04S</meta:editing-duration>
    <meta:editing-cycles>3</meta:editing-cycles>
    <meta:generator>OpenOffice.org/3.2$Win32 OpenOffice.org_project/320m12$Build-9483</meta:generator>
    <dc:date>2010-05-14T17:18:41.69</dc:date>
    <meta:document-statistic meta:table-count="0" meta:image-count="0" meta:object-count="0" meta:page-count="1" meta:paragraph-count="25" meta:word-count="230" meta:character-count="1658"/>
    <dc:creator>svetlana egorova</dc:creator>
    <meta:user-defined meta:name="Info 1"/>
    <meta:user-defined meta:name="Info 2"/>
    <meta:user-defined meta:name="Info 3"/>
    <meta:user-defined meta:name="Info 4"/>
  </office:meta>
</office:document-meta>
</file>